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5.345cm" fo:min-width="17.896cm"/>
    </style:style>
    <style:style style:name="gr2" style:family="graphic" style:parent-style-name="standard">
      <style:graphic-properties svg:stroke-color="#ff9999" draw:fill-color="#ffeeef" draw:textarea-horizontal-align="justify" draw:textarea-vertical-align="middle" draw:auto-grow-height="false" fo:min-height="6.513cm" fo:min-width="17.77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5.48cm" fo:min-width="17.88cm"/>
    </style:style>
    <style:style style:name="gr4" style:family="graphic" style:parent-style-name="standard">
      <style:graphic-properties svg:stroke-color="#669900" draw:fill-color="#ccff99" draw:textarea-horizontal-align="justify" draw:textarea-vertical-align="middle" draw:auto-grow-height="false" fo:min-height="1.011cm" fo:min-width="5.079cm"/>
    </style:style>
    <style:style style:name="gr5" style:family="graphic" style:parent-style-name="standard">
      <style:graphic-properties svg:stroke-color="#cc9900" draw:fill-color="#ffffcc" draw:textarea-horizontal-align="justify" draw:textarea-vertical-align="middle" draw:auto-grow-height="false" fo:min-height="1.011cm" fo:min-width="5.079cm" draw:shadow="hidden"/>
    </style:style>
    <style:style style:name="gr6" style:family="graphic" style:parent-style-name="standard">
      <style:graphic-properties svg:stroke-color="#000080" draw:fill-color="#99ccff" draw:textarea-horizontal-align="justify" draw:textarea-vertical-align="middle" draw:auto-grow-height="false" fo:min-height="1.011cm" fo:min-width="5.079cm" draw:shadow="hidden"/>
    </style:style>
    <style:style style:name="gr7" style:family="graphic" style:parent-style-name="standard">
      <style:graphic-properties svg:stroke-color="#330000" draw:fill-color="#cc0000" draw:textarea-horizontal-align="justify" draw:textarea-vertical-align="middle" draw:auto-grow-height="false" fo:min-height="1.011cm" fo:min-width="0.932cm" draw:shadow="hidden"/>
    </style:style>
    <style:style style:name="gr8" style:family="graphic" style:parent-style-name="standard">
      <style:graphic-properties svg:stroke-width="0.051cm" svg:stroke-color="#111111" draw:marker-start-width="0.355cm" draw:marker-end-width="0.355cm" draw:fill-color="#eeeeee" draw:textarea-horizontal-align="justify" draw:textarea-vertical-align="middle" draw:auto-grow-height="false" fo:min-height="0.507cm" fo:min-width="0.257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330000" draw:fill-color="#cc0000" draw:textarea-horizontal-align="justify" draw:textarea-vertical-align="middle" draw:auto-grow-height="false" fo:min-height="1.039cm" fo:min-width="0.459cm" draw:shadow="hidden"/>
    </style:style>
    <style:style style:name="gr12" style:family="graphic" style:parent-style-name="standard">
      <style:graphic-properties svg:stroke-color="#ffffff" draw:fill-color="#cc0000" draw:textarea-horizontal-align="justify" draw:textarea-vertical-align="middle" draw:auto-grow-height="false" fo:min-height="1.031cm" fo:min-width="0.704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eee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ccff99"/>
      <style:paragraph-properties fo:text-align="center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loext:graphic-properties draw:fill-color="#99ccff"/>
      <style:paragraph-properties fo:text-align="center"/>
    </style:style>
    <style:style style:name="P7" style:family="paragraph">
      <loext:graphic-properties draw:fill-color="#cc0000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6.199cm" svg:x="1cm" svg:y="18.5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DECRY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9cm" svg:height="7.493cm" draw:transform="skewX (0.0015707963267949) translate (1.016cm 10.906cm)">
          <text:p text:style-name="P1"><text:span text:style-name="T1">ATT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9cm" svg:height="6.35cm" svg:x="1cm" svg:y="4.429cm">
          <text:p text:style-name="P1"><text:span text:style-name="T1">ENCRYPTION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5.715cm" svg:height="1.397cm" svg:x="7.647cm" svg:y="5.98cm">
          <text:p text:style-name="P1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" draw:id="id4" draw:layer="layout" svg:width="5.715cm" svg:height="1.397cm" svg:x="1.216cm" svg:y="8.62cm">
          <text:p text:style-name="P1">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" draw:id="id6" draw:layer="layout" svg:width="5.715cm" svg:height="1.397cm" svg:x="14.016cm" svg:y="8.6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2" draw:id="id12" draw:layer="layout" svg:width="5.715cm" svg:height="1.397cm" svg:x="1.216cm" svg:y="18.92cm">
          <text:p text:style-name="P1">m' <text:s text:c="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0" draw:id="id10" draw:layer="layout" svg:width="5.715cm" svg:height="1.397cm" svg:x="14.016cm" svg:y="18.92cm">
          <text:p text:style-name="P1">c xor <text:s text:c="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3" draw:id="id13" draw:layer="layout" svg:width="5.715cm" svg:height="1.397cm" svg:x="7.647cm" svg:y="21.88cm">
          <text:p text:style-name="P1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8" draw:id="id8" draw:layer="layout" svg:width="1.568cm" svg:height="1.397cm" svg:x="16.094cm" svg:y="13.88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" draw:id="id1" draw:layer="layout" svg:width="1.143cm" svg:height="1.143cm" svg:x="9.917cm" svg:y="8.74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9" draw:layer="layout" draw:type="line" svg:x1="10.489cm" svg:y1="8.747cm" svg:x2="10.489cm" svg:y2="9.89cm" draw:start-shape="id1" draw:start-glue-point="4" draw:end-shape="id1" draw:end-glue-point="8" svg:d="M10489 8747v1143" svg:viewBox="0 0 1 1144">
          <text:p/>
        </draw:connector>
        <draw:line draw:style-name="gr9" draw:text-style-name="P9" xml:id="id5" draw:id="id5" draw:layer="layout" svg:x1="9.917cm" svg:y1="9.319cm" svg:x2="11.06cm" svg:y2="9.319cm">
          <text:p/>
        </draw:line>
        <draw:custom-shape draw:style-name="gr8" draw:text-style-name="P8" xml:id="id2" draw:id="id2" draw:layer="layout" svg:width="1.143cm" svg:height="1.143cm" svg:x="16.317cm" svg:y="11.54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9" draw:layer="layout" draw:type="line" svg:x1="16.889cm" svg:y1="11.547cm" svg:x2="16.889cm" svg:y2="12.69cm" draw:start-shape="id2" draw:start-glue-point="4" draw:end-shape="id2" draw:end-glue-point="8" svg:d="M16889 11547v1143" svg:viewBox="0 0 1 1144">
          <text:p/>
        </draw:connector>
        <draw:line draw:style-name="gr9" draw:text-style-name="P9" draw:layer="layout" svg:x1="16.317cm" svg:y1="12.119cm" svg:x2="17.46cm" svg:y2="12.119cm">
          <text:p/>
        </draw:line>
        <draw:custom-shape draw:style-name="gr8" draw:text-style-name="P8" xml:id="id9" draw:id="id9" draw:layer="layout" svg:width="1.143cm" svg:height="1.143cm" svg:x="16.317cm" svg:y="16.44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9" draw:layer="layout" draw:type="line" svg:x1="16.889cm" svg:y1="16.447cm" svg:x2="16.889cm" svg:y2="17.59cm" svg:d="M16889 16447v1143" svg:viewBox="0 0 1 1144">
          <text:p/>
        </draw:connector>
        <draw:line draw:style-name="gr9" draw:text-style-name="P9" draw:layer="layout" svg:x1="16.317cm" svg:y1="17.019cm" svg:x2="17.46cm" svg:y2="17.019cm">
          <text:p/>
        </draw:line>
        <draw:custom-shape draw:style-name="gr8" draw:text-style-name="P8" xml:id="id3" draw:id="id3" draw:layer="layout" svg:width="1.143cm" svg:height="1.143cm" svg:x="9.917cm" svg:y="19.04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9" draw:layer="layout" draw:type="line" svg:x1="10.489cm" svg:y1="19.047cm" svg:x2="10.489cm" svg:y2="20.19cm" draw:start-shape="id3" draw:start-glue-point="4" draw:end-shape="id3" draw:end-glue-point="8" svg:d="M10489 19047v1143" svg:viewBox="0 0 1 1144">
          <text:p/>
        </draw:connector>
        <draw:line draw:style-name="gr9" draw:text-style-name="P9" xml:id="id11" draw:id="id11" draw:layer="layout" svg:x1="9.917cm" svg:y1="19.619cm" svg:x2="11.06cm" svg:y2="19.619cm">
          <text:p/>
        </draw:line>
        <draw:connector draw:style-name="gr10" draw:text-style-name="P9" draw:layer="layout" draw:type="line" svg:x1="6.931cm" svg:y1="9.318cm" svg:x2="9.917cm" svg:y2="9.319cm" draw:start-shape="id4" draw:start-glue-point="1" draw:end-shape="id5" draw:end-glue-point="3" svg:d="M6931 9318l2986 1" svg:viewBox="0 0 2987 2">
          <text:p/>
        </draw:connector>
        <draw:connector draw:style-name="gr10" draw:text-style-name="P9" draw:layer="layout" draw:type="line" svg:x1="11.06cm" svg:y1="9.319cm" svg:x2="14.016cm" svg:y2="9.318cm" draw:start-shape="id5" draw:start-glue-point="1" draw:end-shape="id6" draw:end-glue-point="3" svg:d="M11060 9319l2956-1" svg:viewBox="0 0 2957 2">
          <text:p/>
        </draw:connector>
        <draw:connector draw:style-name="gr10" draw:text-style-name="P9" draw:layer="layout" draw:type="line" svg:x1="10.504cm" svg:y1="7.377cm" svg:x2="10.489cm" svg:y2="8.747cm" draw:start-shape="id7" draw:start-glue-point="2" draw:end-shape="id1" draw:end-glue-point="4" svg:d="M10504 7377l-15 1370" svg:viewBox="0 0 16 1371">
          <text:p/>
        </draw:connector>
        <draw:connector draw:style-name="gr10" draw:text-style-name="P9" draw:layer="layout" draw:type="line" svg:x1="16.873cm" svg:y1="10.017cm" svg:x2="16.889cm" svg:y2="11.547cm" draw:start-shape="id6" draw:start-glue-point="2" draw:end-shape="id2" draw:end-glue-point="4" svg:d="M16873 10017l16 1530" svg:viewBox="0 0 17 1531">
          <text:p/>
        </draw:connector>
        <draw:connector draw:style-name="gr10" draw:text-style-name="P9" draw:layer="layout" draw:type="line" svg:x1="16.878cm" svg:y1="15.277cm" svg:x2="16.889cm" svg:y2="16.447cm" draw:start-shape="id8" draw:start-glue-point="2" draw:end-shape="id9" draw:end-glue-point="4" svg:d="M16878 15277l11 1170" svg:viewBox="0 0 12 1171">
          <text:p/>
        </draw:connector>
        <draw:connector draw:style-name="gr10" draw:text-style-name="P9" draw:layer="layout" draw:type="line" svg:x1="16.889cm" svg:y1="12.69cm" svg:x2="16.878cm" svg:y2="13.88cm" draw:start-shape="id2" draw:start-glue-point="8" draw:end-shape="id8" draw:end-glue-point="0" svg:d="M16889 12690l-11 1190" svg:viewBox="0 0 12 1191">
          <text:p/>
        </draw:connector>
        <draw:connector draw:style-name="gr10" draw:text-style-name="P9" draw:layer="layout" draw:type="line" svg:x1="16.889cm" svg:y1="17.59cm" svg:x2="16.873cm" svg:y2="18.92cm" draw:start-shape="id9" draw:start-glue-point="8" draw:end-shape="id10" draw:end-glue-point="0" svg:d="M16889 17590l-16 1330" svg:viewBox="0 0 17 1331">
          <text:p/>
        </draw:connector>
        <draw:connector draw:style-name="gr10" draw:text-style-name="P9" draw:layer="layout" draw:type="line" svg:x1="14.016cm" svg:y1="19.618cm" svg:x2="11.06cm" svg:y2="19.619cm" draw:start-shape="id10" draw:start-glue-point="3" draw:end-shape="id11" draw:end-glue-point="1" svg:d="M14016 19618l-2956 1" svg:viewBox="0 0 2957 2">
          <text:p/>
        </draw:connector>
        <draw:connector draw:style-name="gr10" draw:text-style-name="P9" draw:layer="layout" draw:type="line" svg:x1="9.917cm" svg:y1="19.619cm" svg:x2="6.931cm" svg:y2="19.618cm" draw:start-shape="id11" draw:start-glue-point="3" draw:end-shape="id12" svg:d="M9917 19619l-2986-1" svg:viewBox="0 0 2987 2">
          <text:p/>
        </draw:connector>
        <draw:connector draw:style-name="gr10" draw:text-style-name="P9" draw:layer="layout" draw:type="line" svg:x1="10.504cm" svg:y1="21.88cm" svg:x2="10.489cm" svg:y2="20.19cm" draw:start-shape="id13" draw:start-glue-point="0" draw:end-shape="id3" draw:end-glue-point="8" svg:d="M10504 21880l-15-1690" svg:viewBox="0 0 16 1691">
          <text:p/>
        </draw:connector>
        <draw:custom-shape draw:style-name="gr11" draw:text-style-name="P7" draw:layer="layout" svg:width="1.061cm" svg:height="1.391cm" svg:x="17.402cm" svg:y="18.92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334cm" svg:height="1.411cm" draw:transform="skewX (-0.00418879020478639) rotate (-0.00453785605518522) translate (4.429cm 18.904cm)">
          <text:p text:style-name="P1"><text:s/>a'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00:39:23.967881000</meta:creation-date>
    <dc:date>2015-08-27T21:46:43.620423000</dc:date>
    <meta:editing-duration>PT3H52M36S</meta:editing-duration>
    <meta:editing-cycles>5</meta:editing-cycles>
    <meta:generator>LibreOffice/5.0.0.5$MacOSX_X86_64 LibreOffice_project/1b1a90865e348b492231e1c451437d7a15bb262b</meta:generator>
    <meta:document-statistic meta:object-count="34"/>
  </office:meta>
</office:document-meta>
</file>